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0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AmountInClasses" table:style-name="ta1">
        <table:table-column table:style-name="co1" table:default-cell-style-name="ce1"/>
        <table:table-column table:style-name="co2" table:number-columns-repeated="8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4"/>
        <table:table-row table:style-name="ro1">
          <table:table-cell table:style-name="Default" office:value-type="string" calcext:value-type="string">
            <text:p>'Banknote'</text:p>
          </table:table-cell>
          <table:table-cell office:value-type="float" office:value="381" calcext:value-type="float">
            <text:p>381</text:p>
          </table:table-cell>
          <table:table-cell office:value-type="float" office:value="305" calcext:value-type="float">
            <text:p>305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'Blood'</text:p>
          </table:table-cell>
          <table:table-cell office:value-type="float" office:value="285" calcext:value-type="float">
            <text:p>285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BloodTransfusionServiceCenter'</text:p>
          </table:table-cell>
          <table:table-cell office:value-type="float" office:value="285" calcext:value-type="float">
            <text:p>285</text:p>
          </table:table-cell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BreastCancer'</text:p>
          </table:table-cell>
          <table:table-cell office:value-type="float" office:value="229" calcext:value-type="float">
            <text:p>229</text:p>
          </table:table-cell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BreastTissue'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CNAE-9'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CarEvaluation'</text:p>
          </table:table-cell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Cardiotocography'</text:p>
          </table:table-cell>
          <table:table-cell office:value-type="float" office:value="975" calcext:value-type="float">
            <text:p>975</text:p>
          </table:table-cell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CharacterTrajectories'</text:p>
          </table:table-cell>
          <table:table-cell office:value-type="float" office:value="1370" calcext:value-type="float">
            <text:p>1370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Chess'</text:p>
          </table:table-cell>
          <table:table-cell office:value-type="float" office:value="835" calcext:value-type="float">
            <text:p>835</text:p>
          </table:table-cell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ClimateModelSimulation'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ContraceptiveMethodChoice'</text:p>
          </table:table-cell>
          <table:table-cell office:value-type="float" office:value="570" calcext:value-type="float">
            <text:p>570</text:p>
          </table:table-cell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Diabetes'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Diabetic'</text:p>
          </table:table-cell>
          <table:table-cell office:value-type="float" office:value="306" calcext:value-type="float">
            <text:p>306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Fertility'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Haberman'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HillValleyNoNoise'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HillValleyWithNoise'</text:p>
          </table:table-cell>
          <table:table-cell table:number-columns-repeated="2" office:value-type="float" office:value="303" calcext:value-type="float">
            <text:p>3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ILPD'</text:p>
          </table:table-cell>
          <table:table-cell office:value-type="float" office:value="207" calcext:value-type="float">
            <text:p>207</text:p>
          </table:table-cell>
          <table:table-cell office:value-type="float" office:value="83" calcext:value-type="float">
            <text:p>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ImageSegmentation'</text:p>
          </table:table-cell>
          <table:table-cell office:value-type="float" office:value="990" calcext:value-type="float">
            <text:p>990</text:p>
          </table:table-cell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'Ionosphere'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'Iris'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'Leaf'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Libras'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MammographicMass'</text:p>
          </table:table-cell>
          <table:table-cell office:value-type="float" office:value="258" calcext:value-type="float">
            <text:p>258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MultipleFeatures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ParkinsonSpeech'</text:p>
          </table:table-cell>
          <table:table-cell office:value-type="float" office:value="591" calcext:value-type="float">
            <text:p>591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PlanningRelax'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QSAR'</text:p>
          </table:table-cell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SPECT'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SPECTF'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SeismicBumps'</text:p>
          </table:table-cell>
          <table:table-cell office:value-type="float" office:value="1207" calcext:value-type="float">
            <text:p>1207</text:p>
          </table:table-cell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Statlog'</text:p>
          </table:table-cell>
          <table:table-cell office:value-type="float" office:value="990" calcext:value-type="float">
            <text:p>990</text:p>
          </table:table-cell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SteelPlatesFaults'</text:p>
          </table:table-cell>
          <table:table-cell office:value-type="float" office:value="943" calcext:value-type="float">
            <text:p>943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TeachingAssistantEvaluation'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UserKnowledgeModeling'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VehicleSilhouettes'</text:p>
          </table:table-cell>
          <table:table-cell office:value-type="float" office:value="324" calcext:value-type="float">
            <text:p>324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Vertebral'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WholesaleCustomers'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'Yeast'</text:p>
          </table:table-cell>
          <table:table-cell office:value-type="float" office:value="650" calcext:value-type="float">
            <text:p>650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</table:table>
      <table:table table:name="Sheet9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number-columns-repeated="3"/>
          <table:table-cell table:style-name="Default" office:value-type="string" calcext:value-type="string">
            <text:p>'Banknote'</text:p>
          </table:table-cell>
          <table:table-cell office:value-type="float" office:value="381" calcext:value-type="float">
            <text:p>381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'Blood'</text:p>
          </table:table-cell>
          <table:table-cell office:value-type="float" office:value="285" calcext:value-type="float">
            <text:p>285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BloodTransfusionServiceCenter'</text:p>
          </table:table-cell>
          <table:table-cell office:value-type="float" office:value="285" calcext:value-type="float">
            <text:p>285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BreastCancer'</text:p>
          </table:table-cell>
          <table:table-cell office:value-type="float" office:value="229" calcext:value-type="float">
            <text:p>229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BreastTissue'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'CNAE-9'</text:p>
          </table:table-cell>
          <table:table-cell office:value-type="float" office:value="480" calcext:value-type="float">
            <text:p>4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'CarEvaluation'</text:p>
          </table:table-cell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Cardiotocography'</text:p>
          </table:table-cell>
          <table:table-cell office:value-type="float" office:value="975" calcext:value-type="float">
            <text:p>975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CharacterTrajectories'</text:p>
          </table:table-cell>
          <table:table-cell office:value-type="float" office:value="1370" calcext:value-type="float">
            <text:p>137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Chess'</text:p>
          </table:table-cell>
          <table:table-cell office:value-type="float" office:value="835" calcext:value-type="float">
            <text:p>835</text:p>
          </table:table-cell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ClimateModelSimulation'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ContraceptiveMethodChoice'</text:p>
          </table:table-cell>
          <table:table-cell office:value-type="float" office:value="570" calcext:value-type="float">
            <text:p>570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'Diabetes'</text:p>
          </table:table-cell>
          <table:table-cell office:value-type="float" office:value="250" calcext:value-type="float">
            <text:p>25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Diabetic'</text:p>
          </table:table-cell>
          <table:table-cell office:value-type="float" office:value="306" calcext:value-type="float">
            <text:p>30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'Fertility'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Haberman'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'HillValleyNoNoise'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'HillValleyWithNoise'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'ILPD'</text:p>
          </table:table-cell>
          <table:table-cell office:value-type="float" office:value="207" calcext:value-type="float">
            <text:p>207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ImageSegmentation'</text:p>
          </table:table-cell>
          <table:table-cell office:value-type="float" office:value="990" calcext:value-type="float">
            <text:p>990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2" office:value-type="string" calcext:value-type="string">
            <text:p>'Ionosphere'</text:p>
          </table:table-cell>
          <table:table-cell office:value-type="float" office:value="113" calcext:value-type="float">
            <text:p>1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2" office:value-type="string" calcext:value-type="string">
            <text:p>'Iris'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string" calcext:value-type="string">
            <text:p>'Leaf'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'Libras'</text:p>
          </table:table-cell>
          <table:table-cell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'MammographicMass'</text:p>
          </table:table-cell>
          <table:table-cell office:value-type="float" office:value="258" calcext:value-type="float">
            <text:p>25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'MultipleFeatures'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ParkinsonSpeech'</text:p>
          </table:table-cell>
          <table:table-cell office:value-type="float" office:value="591" calcext:value-type="float">
            <text:p>59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PlanningRelax'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QSAR'</text:p>
          </table:table-cell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SPECT'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SPECTF'</text:p>
          </table:table-cell>
          <table:table-cell office:value-type="float" office:value="106" calcext:value-type="float">
            <text:p>106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SeismicBumps'</text:p>
          </table:table-cell>
          <table:table-cell office:value-type="float" office:value="1207" calcext:value-type="float">
            <text:p>1207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Statlog'</text:p>
          </table:table-cell>
          <table:table-cell office:value-type="float" office:value="990" calcext:value-type="float">
            <text:p>990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SteelPlatesFaults'</text:p>
          </table:table-cell>
          <table:table-cell office:value-type="float" office:value="943" calcext:value-type="float">
            <text:p>943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TeachingAssistantEvaluation'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UserKnowledgeModeling'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'VehicleSilhouettes'</text:p>
          </table:table-cell>
          <table:table-cell office:value-type="float" office:value="324" calcext:value-type="float">
            <text:p>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'Vertebral'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WholesaleCustomers'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'Yeast'</text:p>
          </table:table-cell>
          <table:table-cell office:value-type="float" office:value="650" calcext:value-type="float">
            <text:p>650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</table:table>
      <table:table table:name="BestWorstPlots" table:style-name="ta1">
        <table:shapes>
          <draw:frame draw:z-index="0" draw:style-name="gr1" draw:text-style-name="P1" svg:width="6.2988in" svg:height="3.5429in" svg:x="6.0697in" svg:y="0in">
            <draw:object draw:notify-on-update-of-ranges="BestWorstPlots.B2:BestWorstPlots.B9 BestWorstPlots.C1:BestWorstPlots.C1 BestWorstPlots.C2:BestWorstPlots.C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004in" svg:y="0in">
            <draw:object draw:notify-on-update-of-ranges="BestWorstPlots.B2:BestWorstPlots.B9 BestWorstPlots.D1:BestWorstPlots.D1 BestWorstPlots.D2:BestWorstPlots.D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9.3343in" svg:y="0in">
            <draw:object draw:notify-on-update-of-ranges="BestWorstPlots.B2:BestWorstPlots.B9 BestWorstPlots.E1:BestWorstPlots.E1 BestWorstPlots.E2:BestWorstPlots.E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6.0744in" svg:y="0in">
            <draw:object draw:notify-on-update-of-ranges="BestWorstPlots.B2:BestWorstPlots.B9 BestWorstPlots.F1:BestWorstPlots.F1 BestWorstPlots.F2:BestWorstPlots.F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0528in" svg:y="4.0988in">
            <draw:object draw:notify-on-update-of-ranges="BestWorstPlots.B26:BestWorstPlots.B33 BestWorstPlots.C25:BestWorstPlots.C25 BestWorstPlots.C26:BestWorstPlots.C3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6874in" svg:y="4.1181in">
            <draw:object draw:notify-on-update-of-ranges="BestWorstPlots.B26:BestWorstPlots.B33 BestWorstPlots.D25:BestWorstPlots.D25 BestWorstPlots.D26:BestWorstPlots.D3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9.3551in" svg:y="4.1134in">
            <draw:object draw:notify-on-update-of-ranges="BestWorstPlots.B26:BestWorstPlots.B33 BestWorstPlots.E25:BestWorstPlots.E25 BestWorstPlots.E26:BestWorstPlots.E3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26.0945in" svg:y="4.1083in">
            <draw:object draw:notify-on-update-of-ranges="BestWorstPlots.B26:BestWorstPlots.B33 BestWorstPlots.F25:BestWorstPlots.F25 BestWorstPlots.F26:BestWorstPlots.F3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5.9854in" svg:y="8.5531in">
            <draw:object draw:notify-on-update-of-ranges="BestWorstPlots.B51:BestWorstPlots.B58 BestWorstPlots.C50:BestWorstPlots.C50 BestWorstPlots.C51:BestWorstPlots.C5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12.6685in" svg:y="8.5598in">
            <draw:object draw:notify-on-update-of-ranges="BestWorstPlots.B51:BestWorstPlots.B58 BestWorstPlots.D50:BestWorstPlots.D50 BestWorstPlots.D51:BestWorstPlots.D5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19.3772in" svg:y="8.5724in">
            <draw:object draw:notify-on-update-of-ranges="BestWorstPlots.B51:BestWorstPlots.B58 BestWorstPlots.E50:BestWorstPlots.E50 BestWorstPlots.E51:BestWorstPlots.E5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26.1441in" svg:y="8.5728in">
            <draw:object draw:notify-on-update-of-ranges="BestWorstPlots.B51:BestWorstPlots.B58 BestWorstPlots.F50:BestWorstPlots.F50 BestWorstPlots.F51:BestWorstPlots.F5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6.2988in" svg:height="3.5429in" svg:x="5.9626in" svg:y="13.1528in">
            <draw:object draw:notify-on-update-of-ranges="BestWorstPlots.B77:BestWorstPlots.B84 BestWorstPlots.C76:BestWorstPlots.C76 BestWorstPlots.C77:BestWorstPlots.C8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6.2988in" svg:height="3.5429in" svg:x="12.7008in" svg:y="13.174in">
            <draw:object draw:notify-on-update-of-ranges="BestWorstPlots.B77:BestWorstPlots.B84 BestWorstPlots.D76:BestWorstPlots.D76 BestWorstPlots.D77:BestWorstPlots.D84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6.2988in" svg:height="3.5429in" svg:x="19.4228in" svg:y="13.1949in">
            <draw:object draw:notify-on-update-of-ranges="BestWorstPlots.B77:BestWorstPlots.B84 BestWorstPlots.E76:BestWorstPlots.E76 BestWorstPlots.E77:BestWorstPlots.E84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6.2988in" svg:height="3.5429in" svg:x="26.2291in" svg:y="13.1949in">
            <draw:object draw:notify-on-update-of-ranges="BestWorstPlots.B77:BestWorstPlots.B84 BestWorstPlots.F76:BestWorstPlots.F76 BestWorstPlots.F77:BestWorstPlots.F84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nn</text:p>
          </table:table-cell>
          <table:table-cell/>
          <table:table-cell table:style-name="ce4" office:value-type="string" calcext:value-type="string">
            <text:p>Maj-Fscore</text:p>
          </table:table-cell>
          <table:table-cell table:style-name="ce4" office:value-type="string" calcext:value-type="string">
            <text:p>Min-Fscore</text:p>
          </table:table-cell>
          <table:table-cell table:style-name="ce4" office:value-type="string" calcext:value-type="string">
            <text:p>Ave-Fscore</text:p>
          </table:table-cell>
          <table:table-cell table:style-name="ce4" office:value-type="string" calcext:value-type="string">
            <text:p>Ave-Auc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riginal</text:p>
          </table:table-cell>
          <table:table-cell table:style-name="ce5" office:value-type="float" office:value="0.92071" calcext:value-type="float">
            <text:p>0.92071</text:p>
          </table:table-cell>
          <table:table-cell table:style-name="ce5" office:value-type="float" office:value="0.56629" calcext:value-type="float">
            <text:p>0.56629</text:p>
          </table:table-cell>
          <table:table-cell table:style-name="ce5" office:value-type="float" office:value="0.7435" calcext:value-type="float">
            <text:p>0.7435</text:p>
          </table:table-cell>
          <table:table-cell table:style-name="ce5" office:value-type="float" office:value="0.82062" calcext:value-type="float">
            <text:p>0.82062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up</text:p>
          </table:table-cell>
          <table:table-cell table:style-name="ce5" office:value-type="float" office:value="0.863133333333333" calcext:value-type="float">
            <text:p>0.8631333333</text:p>
          </table:table-cell>
          <table:table-cell table:style-name="ce5" office:value-type="float" office:value="0.593543333333333" calcext:value-type="float">
            <text:p>0.5935433333</text:p>
          </table:table-cell>
          <table:table-cell table:style-name="ce5" office:value-type="float" office:value="0.72834" calcext:value-type="float">
            <text:p>0.72834</text:p>
          </table:table-cell>
          <table:table-cell table:style-name="ce5" office:value-type="float" office:value="0.809726666666667" calcext:value-type="float">
            <text:p>0.809726666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mote</text:p>
          </table:table-cell>
          <table:table-cell table:style-name="ce5" office:value-type="float" office:value="0.856473333333333" calcext:value-type="float">
            <text:p>0.8564733333</text:p>
          </table:table-cell>
          <table:table-cell table:style-name="ce5" office:value-type="float" office:value="0.593203333333333" calcext:value-type="float">
            <text:p>0.5932033333</text:p>
          </table:table-cell>
          <table:table-cell table:style-name="ce5" office:value-type="float" office:value="0.724843333333333" calcext:value-type="float">
            <text:p>0.7248433333</text:p>
          </table:table-cell>
          <table:table-cell table:style-name="ce5" office:value-type="float" office:value="0.82854" calcext:value-type="float">
            <text:p>0.82854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orderline</text:p>
          </table:table-cell>
          <table:table-cell table:style-name="ce5" office:value-type="float" office:value="0.846076666666667" calcext:value-type="float">
            <text:p>0.8460766667</text:p>
          </table:table-cell>
          <table:table-cell table:style-name="ce5" office:value-type="float" office:value="0.577403333333333" calcext:value-type="float">
            <text:p>0.5774033333</text:p>
          </table:table-cell>
          <table:table-cell table:style-name="ce5" office:value-type="float" office:value="0.71174" calcext:value-type="float">
            <text:p>0.71174</text:p>
          </table:table-cell>
          <table:table-cell table:style-name="ce5" office:value-type="float" office:value="0.813263333333334" calcext:value-type="float">
            <text:p>0.81326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wmote</text:p>
          </table:table-cell>
          <table:table-cell table:style-name="ce5" office:value-type="float" office:value="0.84934" calcext:value-type="float">
            <text:p>0.84934</text:p>
          </table:table-cell>
          <table:table-cell table:style-name="ce5" office:value-type="float" office:value="0.589176666666667" calcext:value-type="float">
            <text:p>0.5891766667</text:p>
          </table:table-cell>
          <table:table-cell table:style-name="ce5" office:value-type="float" office:value="0.719266666666667" calcext:value-type="float">
            <text:p>0.7192666667</text:p>
          </table:table-cell>
          <table:table-cell table:style-name="ce5" office:value-type="float" office:value="0.831806666666667" calcext:value-type="float">
            <text:p>0.831806666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dasyn</text:p>
          </table:table-cell>
          <table:table-cell table:style-name="ce5" office:value-type="float" office:value="0.845283333333333" calcext:value-type="float">
            <text:p>0.8452833333</text:p>
          </table:table-cell>
          <table:table-cell table:style-name="ce5" office:value-type="float" office:value="0.587356666666667" calcext:value-type="float">
            <text:p>0.5873566667</text:p>
          </table:table-cell>
          <table:table-cell table:style-name="ce5" office:value-type="float" office:value="0.716323333333333" calcext:value-type="float">
            <text:p>0.7163233333</text:p>
          </table:table-cell>
          <table:table-cell table:style-name="ce5" office:value-type="float" office:value="0.824993333333333" calcext:value-type="float">
            <text:p>0.82499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amoboost</text:p>
          </table:table-cell>
          <table:table-cell table:style-name="ce5" office:value-type="float" office:value="0.878913333333333" calcext:value-type="float">
            <text:p>0.8789133333</text:p>
          </table:table-cell>
          <table:table-cell table:style-name="ce5" office:value-type="float" office:value="0.594006666666667" calcext:value-type="float">
            <text:p>0.5940066667</text:p>
          </table:table-cell>
          <table:table-cell table:style-name="ce5" office:value-type="float" office:value="0.73646" calcext:value-type="float">
            <text:p>0.73646</text:p>
          </table:table-cell>
          <table:table-cell table:style-name="ce5" office:value-type="float" office:value="0.813006666666667" calcext:value-type="float">
            <text:p>0.813006666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roposed</text:p>
          </table:table-cell>
          <table:table-cell table:style-name="ce5" office:value-type="float" office:value="0.879496666666667" calcext:value-type="float">
            <text:p>0.8794966667</text:p>
          </table:table-cell>
          <table:table-cell table:style-name="ce5" office:value-type="float" office:value="0.616116666666667" calcext:value-type="float">
            <text:p>0.6161166667</text:p>
          </table:table-cell>
          <table:table-cell table:style-name="ce5" office:value-type="float" office:value="0.747803333333334" calcext:value-type="float">
            <text:p>0.7478033333</text:p>
          </table:table-cell>
          <table:table-cell table:style-name="ce5" office:value-type="float" office:value="0.8386" calcext:value-type="float">
            <text:p>0.8386</text:p>
          </table:table-cell>
          <table:table-cell/>
        </table:table-row>
        <table:table-row table:style-name="ro1" table:number-rows-repeated="12">
          <table:table-cell table:number-columns-repeated="7"/>
        </table:table-row>
        <table:table-row table:style-name="ro1" table:number-rows-repeated="3">
          <table:table-cell table:number-columns-repeated="6"/>
          <table:table-cell table:style-name="ce4"/>
        </table:table-row>
        <table:table-row table:style-name="ro1">
          <table:table-cell office:value-type="string" calcext:value-type="string">
            <text:p>rf</text:p>
          </table:table-cell>
          <table:table-cell/>
          <table:table-cell table:style-name="ce4" office:value-type="string" calcext:value-type="string">
            <text:p>Maj-Fscore</text:p>
          </table:table-cell>
          <table:table-cell table:style-name="ce4" office:value-type="string" calcext:value-type="string">
            <text:p>Min-Fscore</text:p>
          </table:table-cell>
          <table:table-cell table:style-name="ce4" office:value-type="string" calcext:value-type="string">
            <text:p>Ave-Fscore</text:p>
          </table:table-cell>
          <table:table-cell table:style-name="ce4" office:value-type="string" calcext:value-type="string">
            <text:p>Ave-Auc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Original</text:p>
          </table:table-cell>
          <table:table-cell table:style-name="ce6" office:value-type="float" office:value="0.93065" calcext:value-type="float">
            <text:p>0.93065</text:p>
          </table:table-cell>
          <table:table-cell table:style-name="ce6" office:value-type="float" office:value="0.59279" calcext:value-type="float">
            <text:p>0.59279</text:p>
          </table:table-cell>
          <table:table-cell table:style-name="ce6" office:value-type="float" office:value="0.76172" calcext:value-type="float">
            <text:p>0.76172</text:p>
          </table:table-cell>
          <table:table-cell table:style-name="ce6" office:value-type="float" office:value="0.871483333333333" calcext:value-type="float">
            <text:p>0.8714833333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Dup</text:p>
          </table:table-cell>
          <table:table-cell table:style-name="ce6" office:value-type="float" office:value="0.920186666666667" calcext:value-type="float">
            <text:p>0.9201866667</text:p>
          </table:table-cell>
          <table:table-cell table:style-name="ce6" office:value-type="float" office:value="0.64746" calcext:value-type="float">
            <text:p>0.64746</text:p>
          </table:table-cell>
          <table:table-cell table:style-name="ce6" office:value-type="float" office:value="0.783816666666667" calcext:value-type="float">
            <text:p>0.7838166667</text:p>
          </table:table-cell>
          <table:table-cell table:style-name="ce6" office:value-type="float" office:value="0.8723" calcext:value-type="float">
            <text:p>0.8723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Smote</text:p>
          </table:table-cell>
          <table:table-cell table:style-name="ce6" office:value-type="float" office:value="0.91806" calcext:value-type="float">
            <text:p>0.91806</text:p>
          </table:table-cell>
          <table:table-cell table:style-name="ce6" office:value-type="float" office:value="0.659303333333333" calcext:value-type="float">
            <text:p>0.6593033333</text:p>
          </table:table-cell>
          <table:table-cell table:style-name="ce6" office:value-type="float" office:value="0.78869" calcext:value-type="float">
            <text:p>0.78869</text:p>
          </table:table-cell>
          <table:table-cell table:style-name="ce6" office:value-type="float" office:value="0.877303333333333" calcext:value-type="float">
            <text:p>0.8773033333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Borderline</text:p>
          </table:table-cell>
          <table:table-cell table:style-name="ce6" office:value-type="float" office:value="0.912593333333334" calcext:value-type="float">
            <text:p>0.9125933333</text:p>
          </table:table-cell>
          <table:table-cell table:style-name="ce6" office:value-type="float" office:value="0.641056666666667" calcext:value-type="float">
            <text:p>0.6410566667</text:p>
          </table:table-cell>
          <table:table-cell table:style-name="ce6" office:value-type="float" office:value="0.776826666666667" calcext:value-type="float">
            <text:p>0.7768266667</text:p>
          </table:table-cell>
          <table:table-cell table:style-name="ce6" office:value-type="float" office:value="0.867383333333333" calcext:value-type="float">
            <text:p>0.86738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wmote</text:p>
          </table:table-cell>
          <table:table-cell table:style-name="ce6" office:value-type="float" office:value="0.920643333333333" calcext:value-type="float">
            <text:p>0.9206433333</text:p>
          </table:table-cell>
          <table:table-cell table:style-name="ce6" office:value-type="float" office:value="0.65088" calcext:value-type="float">
            <text:p>0.65088</text:p>
          </table:table-cell>
          <table:table-cell table:style-name="ce6" office:value-type="float" office:value="0.78576" calcext:value-type="float">
            <text:p>0.78576</text:p>
          </table:table-cell>
          <table:table-cell table:style-name="ce6" office:value-type="float" office:value="0.877486666666667" calcext:value-type="float">
            <text:p>0.877486666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dasyn</text:p>
          </table:table-cell>
          <table:table-cell table:style-name="ce6" office:value-type="float" office:value="0.916733333333333" calcext:value-type="float">
            <text:p>0.9167333333</text:p>
          </table:table-cell>
          <table:table-cell table:style-name="ce6" office:value-type="float" office:value="0.663666666666667" calcext:value-type="float">
            <text:p>0.6636666667</text:p>
          </table:table-cell>
          <table:table-cell table:style-name="ce6" office:value-type="float" office:value="0.79019" calcext:value-type="float">
            <text:p>0.79019</text:p>
          </table:table-cell>
          <table:table-cell table:style-name="ce6" office:value-type="float" office:value="0.876073333333334" calcext:value-type="float">
            <text:p>0.87607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amoboost</text:p>
          </table:table-cell>
          <table:table-cell table:style-name="ce6" office:value-type="float" office:value="0.920676666666666" calcext:value-type="float">
            <text:p>0.9206766667</text:p>
          </table:table-cell>
          <table:table-cell table:style-name="ce6" office:value-type="float" office:value="0.639623333333333" calcext:value-type="float">
            <text:p>0.6396233333</text:p>
          </table:table-cell>
          <table:table-cell table:style-name="ce6" office:value-type="float" office:value="0.78015" calcext:value-type="float">
            <text:p>0.78015</text:p>
          </table:table-cell>
          <table:table-cell table:style-name="ce6" office:value-type="float" office:value="0.873693333333334" calcext:value-type="float">
            <text:p>0.8736933333</text:p>
          </table:table-cell>
          <table:table-cell table:style-name="ce4"/>
        </table:table-row>
        <table:table-row table:style-name="ro1">
          <table:table-cell/>
          <table:table-cell table:style-name="ce4" office:value-type="string" calcext:value-type="string">
            <text:p>Proposed</text:p>
          </table:table-cell>
          <table:table-cell table:style-name="ce6" office:value-type="float" office:value="0.922176666666667" calcext:value-type="float">
            <text:p>0.9221766667</text:p>
          </table:table-cell>
          <table:table-cell table:style-name="ce6" office:value-type="float" office:value="0.673256666666667" calcext:value-type="float">
            <text:p>0.6732566667</text:p>
          </table:table-cell>
          <table:table-cell table:style-name="ce6" office:value-type="float" office:value="0.797716666666667" calcext:value-type="float">
            <text:p>0.7977166667</text:p>
          </table:table-cell>
          <table:table-cell table:style-name="ce6" office:value-type="float" office:value="0.882443333333333" calcext:value-type="float">
            <text:p>0.8824433333</text:p>
          </table:table-cell>
          <table:table-cell table:style-name="ce4"/>
        </table:table-row>
        <table:table-row table:style-name="ro1" table:number-rows-repeated="5">
          <table:table-cell table:number-columns-repeated="6"/>
          <table:table-cell table:style-name="ce4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nb</text:p>
          </table:table-cell>
          <table:table-cell/>
          <table:table-cell table:style-name="ce4" office:value-type="string" calcext:value-type="string">
            <text:p>Maj-Fscore</text:p>
          </table:table-cell>
          <table:table-cell table:style-name="ce4" office:value-type="string" calcext:value-type="string">
            <text:p>Min-Fscore</text:p>
          </table:table-cell>
          <table:table-cell table:style-name="ce4" office:value-type="string" calcext:value-type="string">
            <text:p>Ave-Fscore</text:p>
          </table:table-cell>
          <table:table-cell table:style-name="ce4" office:value-type="string" calcext:value-type="string">
            <text:p>Ave-Auc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riginal</text:p>
          </table:table-cell>
          <table:table-cell table:style-name="ce6" office:value-type="float" office:value="0.90048" calcext:value-type="float">
            <text:p>0.90048</text:p>
          </table:table-cell>
          <table:table-cell table:style-name="ce6" office:value-type="float" office:value="0.0414666666666667" calcext:value-type="float">
            <text:p>0.0414666667</text:p>
          </table:table-cell>
          <table:table-cell table:style-name="ce6" office:value-type="float" office:value="0.470983333333334" calcext:value-type="float">
            <text:p>0.4709833333</text:p>
          </table:table-cell>
          <table:table-cell table:style-name="ce6" office:value-type="float" office:value="0.797173333333333" calcext:value-type="float">
            <text:p>0.79717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up</text:p>
          </table:table-cell>
          <table:table-cell table:style-name="ce6" office:value-type="float" office:value="0.75266" calcext:value-type="float">
            <text:p>0.75266</text:p>
          </table:table-cell>
          <table:table-cell table:style-name="ce6" office:value-type="float" office:value="0.337263333333333" calcext:value-type="float">
            <text:p>0.3372633333</text:p>
          </table:table-cell>
          <table:table-cell table:style-name="ce6" office:value-type="float" office:value="0.54497" calcext:value-type="float">
            <text:p>0.54497</text:p>
          </table:table-cell>
          <table:table-cell table:style-name="ce6" office:value-type="float" office:value="0.737383333333333" calcext:value-type="float">
            <text:p>0.73738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mote</text:p>
          </table:table-cell>
          <table:table-cell table:style-name="ce6" office:value-type="float" office:value="0.688753333333333" calcext:value-type="float">
            <text:p>0.6887533333</text:p>
          </table:table-cell>
          <table:table-cell table:style-name="ce6" office:value-type="float" office:value="0.48449" calcext:value-type="float">
            <text:p>0.48449</text:p>
          </table:table-cell>
          <table:table-cell table:style-name="ce6" office:value-type="float" office:value="0.586616666666667" calcext:value-type="float">
            <text:p>0.5866166667</text:p>
          </table:table-cell>
          <table:table-cell table:style-name="ce6" office:value-type="float" office:value="0.809136666666667" calcext:value-type="float">
            <text:p>0.809136666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orderline</text:p>
          </table:table-cell>
          <table:table-cell table:style-name="ce6" office:value-type="float" office:value="0.69099" calcext:value-type="float">
            <text:p>0.69099</text:p>
          </table:table-cell>
          <table:table-cell table:style-name="ce6" office:value-type="float" office:value="0.27018" calcext:value-type="float">
            <text:p>0.27018</text:p>
          </table:table-cell>
          <table:table-cell table:style-name="ce6" office:value-type="float" office:value="0.48059" calcext:value-type="float">
            <text:p>0.48059</text:p>
          </table:table-cell>
          <table:table-cell table:style-name="ce6" office:value-type="float" office:value="0.7789" calcext:value-type="float">
            <text:p>0.7789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wmote</text:p>
          </table:table-cell>
          <table:table-cell table:style-name="ce6" office:value-type="float" office:value="0.618436666666667" calcext:value-type="float">
            <text:p>0.6184366667</text:p>
          </table:table-cell>
          <table:table-cell table:style-name="ce6" office:value-type="float" office:value="0.44104" calcext:value-type="float">
            <text:p>0.44104</text:p>
          </table:table-cell>
          <table:table-cell table:style-name="ce6" office:value-type="float" office:value="0.52973" calcext:value-type="float">
            <text:p>0.52973</text:p>
          </table:table-cell>
          <table:table-cell table:style-name="ce6" office:value-type="float" office:value="0.793776666666667" calcext:value-type="float">
            <text:p>0.793776666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dasyn</text:p>
          </table:table-cell>
          <table:table-cell table:style-name="ce6" office:value-type="float" office:value="0.64044" calcext:value-type="float">
            <text:p>0.64044</text:p>
          </table:table-cell>
          <table:table-cell table:style-name="ce6" office:value-type="float" office:value="0.366313333333333" calcext:value-type="float">
            <text:p>0.3663133333</text:p>
          </table:table-cell>
          <table:table-cell table:style-name="ce6" office:value-type="float" office:value="0.503373333333333" calcext:value-type="float">
            <text:p>0.5033733333</text:p>
          </table:table-cell>
          <table:table-cell table:style-name="ce6" office:value-type="float" office:value="0.801853333333333" calcext:value-type="float">
            <text:p>0.80185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amoboost</text:p>
          </table:table-cell>
          <table:table-cell table:style-name="ce6" office:value-type="float" office:value="0.824093333333333" calcext:value-type="float">
            <text:p>0.8240933333</text:p>
          </table:table-cell>
          <table:table-cell table:style-name="ce6" office:value-type="float" office:value="0.276293333333333" calcext:value-type="float">
            <text:p>0.2762933333</text:p>
          </table:table-cell>
          <table:table-cell table:style-name="ce6" office:value-type="float" office:value="0.550203333333333" calcext:value-type="float">
            <text:p>0.5502033333</text:p>
          </table:table-cell>
          <table:table-cell table:style-name="ce6" office:value-type="float" office:value="0.747853333333333" calcext:value-type="float">
            <text:p>0.74785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roposed</text:p>
          </table:table-cell>
          <table:table-cell table:style-name="ce6" office:value-type="float" office:value="0.840383333333333" calcext:value-type="float">
            <text:p>0.8403833333</text:p>
          </table:table-cell>
          <table:table-cell table:style-name="ce6" office:value-type="float" office:value="0.463303333333333" calcext:value-type="float">
            <text:p>0.4633033333</text:p>
          </table:table-cell>
          <table:table-cell table:style-name="ce6" office:value-type="float" office:value="0.65185" calcext:value-type="float">
            <text:p>0.65185</text:p>
          </table:table-cell>
          <table:table-cell table:style-name="ce6" office:value-type="float" office:value="0.83943" calcext:value-type="float">
            <text:p>0.8394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table:style-name="ce4" office:value-type="string" calcext:value-type="string">
            <text:p>Maj-Fscore</text:p>
          </table:table-cell>
          <table:table-cell table:style-name="ce4" office:value-type="string" calcext:value-type="string">
            <text:p>Min-Fscore</text:p>
          </table:table-cell>
          <table:table-cell table:style-name="ce4" office:value-type="string" calcext:value-type="string">
            <text:p>Ave-Fscore</text:p>
          </table:table-cell>
          <table:table-cell table:style-name="ce4" office:value-type="string" calcext:value-type="string">
            <text:p>Ave-Auc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Original</text:p>
          </table:table-cell>
          <table:table-cell table:style-name="ce6" office:value-type="float" office:value="0.922496666666667" calcext:value-type="float">
            <text:p>0.9224966667</text:p>
          </table:table-cell>
          <table:table-cell table:style-name="ce6" office:value-type="float" office:value="0.46666" calcext:value-type="float">
            <text:p>0.46666</text:p>
          </table:table-cell>
          <table:table-cell table:style-name="ce6" office:value-type="float" office:value="0.69458" calcext:value-type="float">
            <text:p>0.69458</text:p>
          </table:table-cell>
          <table:table-cell table:style-name="ce6" office:value-type="float" office:value="0.800943333333333" calcext:value-type="float">
            <text:p>0.80094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up</text:p>
          </table:table-cell>
          <table:table-cell table:style-name="ce6" office:value-type="float" office:value="0.860253333333333" calcext:value-type="float">
            <text:p>0.8602533333</text:p>
          </table:table-cell>
          <table:table-cell table:style-name="ce6" office:value-type="float" office:value="0.6056" calcext:value-type="float">
            <text:p>0.6056</text:p>
          </table:table-cell>
          <table:table-cell table:style-name="ce6" office:value-type="float" office:value="0.732933333333333" calcext:value-type="float">
            <text:p>0.7329333333</text:p>
          </table:table-cell>
          <table:table-cell table:style-name="ce6" office:value-type="float" office:value="0.847006666666667" calcext:value-type="float">
            <text:p>0.847006666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Smote</text:p>
          </table:table-cell>
          <table:table-cell table:style-name="ce6" office:value-type="float" office:value="0.864" calcext:value-type="float">
            <text:p>0.864</text:p>
          </table:table-cell>
          <table:table-cell table:style-name="ce6" office:value-type="float" office:value="0.603816666666667" calcext:value-type="float">
            <text:p>0.6038166667</text:p>
          </table:table-cell>
          <table:table-cell table:style-name="ce6" office:value-type="float" office:value="0.733916666666667" calcext:value-type="float">
            <text:p>0.7339166667</text:p>
          </table:table-cell>
          <table:table-cell table:style-name="ce6" office:value-type="float" office:value="0.848876666666667" calcext:value-type="float">
            <text:p>0.8488766667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Borderline</text:p>
          </table:table-cell>
          <table:table-cell table:style-name="ce6" office:value-type="float" office:value="0.85259" calcext:value-type="float">
            <text:p>0.85259</text:p>
          </table:table-cell>
          <table:table-cell table:style-name="ce6" office:value-type="float" office:value="0.55907" calcext:value-type="float">
            <text:p>0.55907</text:p>
          </table:table-cell>
          <table:table-cell table:style-name="ce6" office:value-type="float" office:value="0.705823333333334" calcext:value-type="float">
            <text:p>0.7058233333</text:p>
          </table:table-cell>
          <table:table-cell table:style-name="ce6" office:value-type="float" office:value="0.82719" calcext:value-type="float">
            <text:p>0.82719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wmote</text:p>
          </table:table-cell>
          <table:table-cell table:style-name="ce6" office:value-type="float" office:value="0.85484" calcext:value-type="float">
            <text:p>0.85484</text:p>
          </table:table-cell>
          <table:table-cell table:style-name="ce6" office:value-type="float" office:value="0.61202" calcext:value-type="float">
            <text:p>0.61202</text:p>
          </table:table-cell>
          <table:table-cell table:style-name="ce6" office:value-type="float" office:value="0.733423333333333" calcext:value-type="float">
            <text:p>0.7334233333</text:p>
          </table:table-cell>
          <table:table-cell table:style-name="ce6" office:value-type="float" office:value="0.840593333333334" calcext:value-type="float">
            <text:p>0.84059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Adasyn</text:p>
          </table:table-cell>
          <table:table-cell table:style-name="ce6" office:value-type="float" office:value="0.854913333333333" calcext:value-type="float">
            <text:p>0.8549133333</text:p>
          </table:table-cell>
          <table:table-cell table:style-name="ce6" office:value-type="float" office:value="0.593283333333334" calcext:value-type="float">
            <text:p>0.5932833333</text:p>
          </table:table-cell>
          <table:table-cell table:style-name="ce6" office:value-type="float" office:value="0.72409" calcext:value-type="float">
            <text:p>0.72409</text:p>
          </table:table-cell>
          <table:table-cell table:style-name="ce6" office:value-type="float" office:value="0.841803333333334" calcext:value-type="float">
            <text:p>0.84180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Ramoboost</text:p>
          </table:table-cell>
          <table:table-cell table:style-name="ce6" office:value-type="float" office:value="0.862436666666666" calcext:value-type="float">
            <text:p>0.8624366667</text:p>
          </table:table-cell>
          <table:table-cell table:style-name="ce6" office:value-type="float" office:value="0.598566666666667" calcext:value-type="float">
            <text:p>0.5985666667</text:p>
          </table:table-cell>
          <table:table-cell table:style-name="ce6" office:value-type="float" office:value="0.730513333333333" calcext:value-type="float">
            <text:p>0.7305133333</text:p>
          </table:table-cell>
          <table:table-cell table:style-name="ce6" office:value-type="float" office:value="0.841323333333333" calcext:value-type="float">
            <text:p>0.8413233333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Proposed</text:p>
          </table:table-cell>
          <table:table-cell table:style-name="ce6" office:value-type="float" office:value="0.883266666666667" calcext:value-type="float">
            <text:p>0.8832666667</text:p>
          </table:table-cell>
          <table:table-cell table:style-name="ce6" office:value-type="float" office:value="0.63029" calcext:value-type="float">
            <text:p>0.63029</text:p>
          </table:table-cell>
          <table:table-cell table:style-name="ce6" office:value-type="float" office:value="0.756783333333333" calcext:value-type="float">
            <text:p>0.7567833333</text:p>
          </table:table-cell>
          <table:table-cell table:style-name="ce6" office:value-type="float" office:value="0.87146" calcext:value-type="float">
            <text:p>0.871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21:32:19.136827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 </meta:initial-creator>
    <meta:creation-date>2015-06-01T20:26:39.330952656</meta:creation-date>
    <dc:date>2015-11-14T21:34:23.791742459</dc:date>
    <dc:creator>xi </dc:creator>
    <meta:editing-duration>P7DT9H56M22S</meta:editing-duration>
    <meta:editing-cycles>63</meta:editing-cycles>
    <meta:generator>LibreOffice/4.2.7.2$Linux_X86_64 LibreOffice_project/420m0$Build-2</meta:generator>
    <meta:document-statistic meta:table-count="3" meta:cell-count="42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Maj-Fscore</text:p>
        </chart:title>
        <chart:legend chart:legend-position="end" svg:x="13.525cm" svg:y="4.201cm" style:legend-expansion="high" chart:style-name="ch3"/>
        <chart:plot-area chart:style-name="ch4" table:cell-range-address="BestWorstPlots.B2:BestWorstPlots.C9 BestWorstPlots.C1:BestWorstPlots.C1" chart:data-source-has-labels="both" svg:x="0.32cm" svg:y="1.301cm" svg:width="12.885cm" svg:height="7.519cm">
          <chartooo:coordinate-region svg:x="1.232cm" svg:y="1.5cm" svg:width="11.964cm" svg:height="6.275cm"/>
          <chart:axis chart:dimension="x" chart:name="primary-x" chart:style-name="ch5" chartooo:axis-type="auto">
            <chartooo:date-scale/>
            <chart:categories table:cell-range-address="BestWorstPlots.B2:BestWorstPlots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C2:BestWorstPlots.C9" chart:label-cell-address="BestWorstPlots.C1:BestWorstPlots.C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j-Fscore</text:p>
                <draw:g>
                  <svg:desc>BestWorstPlots.C1:BestWorstPlo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2:BestWorstPlots.B9</svg:desc>
                </draw:g>
              </table:table-cell>
              <table:table-cell office:value-type="float" office:value="0.92071">
                <text:p>0.92071</text:p>
                <draw:g>
                  <svg:desc>BestWorstPlots.C2:BestWorstPlots.C9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863133333333333">
                <text:p>0.863133333333333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856473333333333">
                <text:p>0.856473333333333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846076666666667">
                <text:p>0.846076666666667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84934">
                <text:p>0.84934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845283333333333">
                <text:p>0.845283333333333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878913333333333">
                <text:p>0.878913333333333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879496666666667">
                <text:p>0.87949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Min-Fscore</text:p>
        </chart:title>
        <chart:legend chart:legend-position="end" svg:x="13.525cm" svg:y="4.201cm" style:legend-expansion="high" chart:style-name="ch3"/>
        <chart:plot-area chart:style-name="ch4" table:cell-range-address="BestWorstPlots.B51:BestWorstPlots.B58 BestWorstPlots.D50:BestWorstPlots.D58" chart:data-source-has-labels="both" svg:x="0.32cm" svg:y="1.301cm" svg:width="12.885cm" svg:height="7.519cm">
          <chartooo:coordinate-region svg:x="1.047cm" svg:y="1.501cm" svg:width="12.158cm" svg:height="6.274cm"/>
          <chart:axis chart:dimension="x" chart:name="primary-x" chart:style-name="ch5" chartooo:axis-type="auto">
            <chartooo:date-scale/>
            <chart:categories table:cell-range-address="BestWorstPlots.B51:BestWorstPlots.B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D51:BestWorstPlots.D58" chart:label-cell-address="BestWorstPlots.D50:BestWorstPlots.D5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-Fscore</text:p>
                <draw:g>
                  <svg:desc>BestWorstPlots.D50:BestWorstPlots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51:BestWorstPlots.B58</svg:desc>
                </draw:g>
              </table:table-cell>
              <table:table-cell office:value-type="float" office:value="0.0414666666666667">
                <text:p>0.0414666666666667</text:p>
                <draw:g>
                  <svg:desc>BestWorstPlots.D51:BestWorstPlots.D58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337263333333333">
                <text:p>0.337263333333333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48449">
                <text:p>0.48449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27018">
                <text:p>0.27018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44104">
                <text:p>0.44104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366313333333333">
                <text:p>0.366313333333333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276293333333333">
                <text:p>0.276293333333333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463303333333333">
                <text:p>0.46330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Ave-Fscore</text:p>
        </chart:title>
        <chart:legend chart:legend-position="end" svg:x="13.499cm" svg:y="4.201cm" style:legend-expansion="high" chart:style-name="ch3"/>
        <chart:plot-area chart:style-name="ch4" table:cell-range-address="BestWorstPlots.B51:BestWorstPlots.B58 BestWorstPlots.E50:BestWorstPlots.E58" chart:data-source-has-labels="both" svg:x="0.32cm" svg:y="1.301cm" svg:width="12.859cm" svg:height="7.519cm">
          <chartooo:coordinate-region svg:x="1.232cm" svg:y="1.5cm" svg:width="11.936cm" svg:height="6.275cm"/>
          <chart:axis chart:dimension="x" chart:name="primary-x" chart:style-name="ch5" chartooo:axis-type="auto">
            <chartooo:date-scale/>
            <chart:categories table:cell-range-address="BestWorstPlots.B51:BestWorstPlots.B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E51:BestWorstPlots.E58" chart:label-cell-address="BestWorstPlots.E50:BestWorstPlots.E5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-Fscore</text:p>
                <draw:g>
                  <svg:desc>BestWorstPlots.E50:BestWorstPlots.E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51:BestWorstPlots.B58</svg:desc>
                </draw:g>
              </table:table-cell>
              <table:table-cell office:value-type="float" office:value="0.470983333333334">
                <text:p>0.470983333333334</text:p>
                <draw:g>
                  <svg:desc>BestWorstPlots.E51:BestWorstPlots.E58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54497">
                <text:p>0.54497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586616666666667">
                <text:p>0.586616666666667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48059">
                <text:p>0.48059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52973">
                <text:p>0.52973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503373333333333">
                <text:p>0.503373333333333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550203333333333">
                <text:p>0.550203333333333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65185">
                <text:p>0.651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Ave-Auc</text:p>
        </chart:title>
        <chart:legend chart:legend-position="end" svg:x="13.949cm" svg:y="4.201cm" style:legend-expansion="high" chart:style-name="ch3"/>
        <chart:plot-area chart:style-name="ch4" table:cell-range-address="BestWorstPlots.B51:BestWorstPlots.B58 BestWorstPlots.F50:BestWorstPlots.F58" chart:data-source-has-labels="both" svg:x="0.32cm" svg:y="1.301cm" svg:width="13.309cm" svg:height="7.519cm">
          <chartooo:coordinate-region svg:x="1.232cm" svg:y="1.5cm" svg:width="12.397cm" svg:height="6.275cm"/>
          <chart:axis chart:dimension="x" chart:name="primary-x" chart:style-name="ch5" chartooo:axis-type="auto">
            <chartooo:date-scale/>
            <chart:categories table:cell-range-address="BestWorstPlots.B51:BestWorstPlots.B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F51:BestWorstPlots.F58" chart:label-cell-address="BestWorstPlots.F50:BestWorstPlots.F5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-Auc</text:p>
                <draw:g>
                  <svg:desc>BestWorstPlots.F50:BestWorstPlots.F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51:BestWorstPlots.B58</svg:desc>
                </draw:g>
              </table:table-cell>
              <table:table-cell office:value-type="float" office:value="0.797173333333333">
                <text:p>0.797173333333333</text:p>
                <draw:g>
                  <svg:desc>BestWorstPlots.F51:BestWorstPlots.F58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737383333333333">
                <text:p>0.737383333333333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809136666666667">
                <text:p>0.809136666666667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7789">
                <text:p>0.7789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793776666666667">
                <text:p>0.793776666666667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801853333333333">
                <text:p>0.801853333333333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747853333333333">
                <text:p>0.747853333333333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83943">
                <text:p>0.839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Maj-Fscore</text:p>
        </chart:title>
        <chart:legend chart:legend-position="end" svg:x="13.525cm" svg:y="4.201cm" style:legend-expansion="high" chart:style-name="ch3"/>
        <chart:plot-area chart:style-name="ch4" table:cell-range-address="BestWorstPlots.B77:BestWorstPlots.C84 BestWorstPlots.C76:BestWorstPlots.C76" chart:data-source-has-labels="both" svg:x="0.32cm" svg:y="1.301cm" svg:width="12.885cm" svg:height="7.519cm">
          <chartooo:coordinate-region svg:x="1.232cm" svg:y="1.5cm" svg:width="11.964cm" svg:height="6.275cm"/>
          <chart:axis chart:dimension="x" chart:name="primary-x" chart:style-name="ch5" chartooo:axis-type="auto">
            <chartooo:date-scale/>
            <chart:categories table:cell-range-address="BestWorstPlots.B77:BestWorstPlots.B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C77:BestWorstPlots.C84" chart:label-cell-address="BestWorstPlots.C76:BestWorstPlots.C76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j-Fscore</text:p>
                <draw:g>
                  <svg:desc>BestWorstPlots.C76:BestWorstPlots.C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77:BestWorstPlots.B84</svg:desc>
                </draw:g>
              </table:table-cell>
              <table:table-cell office:value-type="float" office:value="0.922496666666667">
                <text:p>0.922496666666667</text:p>
                <draw:g>
                  <svg:desc>BestWorstPlots.C77:BestWorstPlots.C84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860253333333333">
                <text:p>0.860253333333333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85259">
                <text:p>0.85259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85484">
                <text:p>0.85484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854913333333333">
                <text:p>0.854913333333333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862436666666666">
                <text:p>0.862436666666666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883266666666667">
                <text:p>0.8832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4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Min-Fscore</text:p>
        </chart:title>
        <chart:legend chart:legend-position="end" svg:x="13.525cm" svg:y="4.201cm" style:legend-expansion="high" chart:style-name="ch3"/>
        <chart:plot-area chart:style-name="ch4" table:cell-range-address="BestWorstPlots.B77:BestWorstPlots.B84 BestWorstPlots.D76:BestWorstPlots.D84" chart:data-source-has-labels="both" svg:x="0.32cm" svg:y="1.301cm" svg:width="12.885cm" svg:height="7.519cm">
          <chartooo:coordinate-region svg:x="1.232cm" svg:y="1.5cm" svg:width="11.964cm" svg:height="6.275cm"/>
          <chart:axis chart:dimension="x" chart:name="primary-x" chart:style-name="ch5" chartooo:axis-type="auto">
            <chartooo:date-scale/>
            <chart:categories table:cell-range-address="BestWorstPlots.B77:BestWorstPlots.B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D77:BestWorstPlots.D84" chart:label-cell-address="BestWorstPlots.D76:BestWorstPlots.D76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-Fscore</text:p>
                <draw:g>
                  <svg:desc>BestWorstPlots.D76:BestWorstPlots.D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77:BestWorstPlots.B84</svg:desc>
                </draw:g>
              </table:table-cell>
              <table:table-cell office:value-type="float" office:value="0.46666">
                <text:p>0.46666</text:p>
                <draw:g>
                  <svg:desc>BestWorstPlots.D77:BestWorstPlots.D84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6056">
                <text:p>0.6056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603816666666667">
                <text:p>0.603816666666667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55907">
                <text:p>0.55907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61202">
                <text:p>0.61202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593283333333334">
                <text:p>0.593283333333334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598566666666667">
                <text:p>0.598566666666667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63029">
                <text:p>0.630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Min-Fscore</text:p>
        </chart:title>
        <chart:legend chart:legend-position="end" svg:x="13.499cm" svg:y="4.201cm" style:legend-expansion="high" chart:style-name="ch3"/>
        <chart:plot-area chart:style-name="ch4" table:cell-range-address="BestWorstPlots.B77:BestWorstPlots.B84 BestWorstPlots.E76:BestWorstPlots.E84" chart:data-source-has-labels="both" svg:x="0.32cm" svg:y="1.301cm" svg:width="12.859cm" svg:height="7.519cm">
          <chartooo:coordinate-region svg:x="1.232cm" svg:y="1.5cm" svg:width="11.936cm" svg:height="6.275cm"/>
          <chart:axis chart:dimension="x" chart:name="primary-x" chart:style-name="ch5" chartooo:axis-type="auto">
            <chartooo:date-scale/>
            <chart:categories table:cell-range-address="BestWorstPlots.B77:BestWorstPlots.B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E77:BestWorstPlots.E84" chart:label-cell-address="BestWorstPlots.E76:BestWorstPlots.E76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-Fscore</text:p>
                <draw:g>
                  <svg:desc>BestWorstPlots.E76:BestWorstPlots.E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77:BestWorstPlots.B84</svg:desc>
                </draw:g>
              </table:table-cell>
              <table:table-cell office:value-type="float" office:value="0.69458">
                <text:p>0.69458</text:p>
                <draw:g>
                  <svg:desc>BestWorstPlots.E77:BestWorstPlots.E84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732933333333333">
                <text:p>0.732933333333333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733916666666667">
                <text:p>0.733916666666667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705823333333334">
                <text:p>0.705823333333334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733423333333333">
                <text:p>0.733423333333333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72409">
                <text:p>0.72409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730513333333333">
                <text:p>0.730513333333333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756783333333333">
                <text:p>0.7567833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Ave-Auc</text:p>
        </chart:title>
        <chart:legend chart:legend-position="end" svg:x="13.949cm" svg:y="4.201cm" style:legend-expansion="high" chart:style-name="ch3"/>
        <chart:plot-area chart:style-name="ch4" table:cell-range-address="BestWorstPlots.B77:BestWorstPlots.B84 BestWorstPlots.F76:BestWorstPlots.F84" chart:data-source-has-labels="both" svg:x="0.32cm" svg:y="1.301cm" svg:width="13.309cm" svg:height="7.519cm">
          <chartooo:coordinate-region svg:x="1.232cm" svg:y="1.5cm" svg:width="12.397cm" svg:height="6.275cm"/>
          <chart:axis chart:dimension="x" chart:name="primary-x" chart:style-name="ch5" chartooo:axis-type="auto">
            <chartooo:date-scale/>
            <chart:categories table:cell-range-address="BestWorstPlots.B77:BestWorstPlots.B8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F77:BestWorstPlots.F84" chart:label-cell-address="BestWorstPlots.F76:BestWorstPlots.F76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-Auc</text:p>
                <draw:g>
                  <svg:desc>BestWorstPlots.F76:BestWorstPlots.F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77:BestWorstPlots.B84</svg:desc>
                </draw:g>
              </table:table-cell>
              <table:table-cell office:value-type="float" office:value="0.800943333333333">
                <text:p>0.800943333333333</text:p>
                <draw:g>
                  <svg:desc>BestWorstPlots.F77:BestWorstPlots.F84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847006666666667">
                <text:p>0.847006666666667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848876666666667">
                <text:p>0.848876666666667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82719">
                <text:p>0.82719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840593333333334">
                <text:p>0.840593333333334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841803333333334">
                <text:p>0.841803333333334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841323333333333">
                <text:p>0.841323333333333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87146">
                <text:p>0.8714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Min-Fscore</text:p>
        </chart:title>
        <chart:legend chart:legend-position="end" svg:x="13.525cm" svg:y="4.201cm" style:legend-expansion="high" chart:style-name="ch3"/>
        <chart:plot-area chart:style-name="ch4" table:cell-range-address="BestWorstPlots.B2:BestWorstPlots.B9 BestWorstPlots.D1:BestWorstPlots.D9" chart:data-source-has-labels="both" svg:x="0.32cm" svg:y="1.301cm" svg:width="12.885cm" svg:height="7.519cm">
          <chartooo:coordinate-region svg:x="1.232cm" svg:y="1.5cm" svg:width="11.964cm" svg:height="6.275cm"/>
          <chart:axis chart:dimension="x" chart:name="primary-x" chart:style-name="ch5" chartooo:axis-type="auto">
            <chartooo:date-scale/>
            <chart:categories table:cell-range-address="BestWorstPlots.B2:BestWorstPlots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D2:BestWorstPlots.D9" chart:label-cell-address="BestWorstPlots.D1:BestWorstPlots.D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-Fscore</text:p>
                <draw:g>
                  <svg:desc>BestWorstPlots.D1:BestWorstPlo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2:BestWorstPlots.B9</svg:desc>
                </draw:g>
              </table:table-cell>
              <table:table-cell office:value-type="float" office:value="0.56629">
                <text:p>0.56629</text:p>
                <draw:g>
                  <svg:desc>BestWorstPlots.D2:BestWorstPlots.D9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593543333333333">
                <text:p>0.593543333333333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593203333333333">
                <text:p>0.593203333333333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577403333333333">
                <text:p>0.577403333333333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589176666666667">
                <text:p>0.589176666666667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587356666666667">
                <text:p>0.587356666666667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594006666666667">
                <text:p>0.594006666666667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616116666666667">
                <text:p>0.6161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Ave-Fscore</text:p>
        </chart:title>
        <chart:legend chart:legend-position="end" svg:x="13.499cm" svg:y="4.201cm" style:legend-expansion="high" chart:style-name="ch3"/>
        <chart:plot-area chart:style-name="ch4" table:cell-range-address="BestWorstPlots.B2:BestWorstPlots.B9 BestWorstPlots.E1:BestWorstPlots.E9" chart:data-source-has-labels="both" svg:x="0.32cm" svg:y="1.301cm" svg:width="12.859cm" svg:height="7.519cm">
          <chartooo:coordinate-region svg:x="1.418cm" svg:y="1.5cm" svg:width="11.739cm" svg:height="6.276cm"/>
          <chart:axis chart:dimension="x" chart:name="primary-x" chart:style-name="ch5" chartooo:axis-type="auto">
            <chartooo:date-scale/>
            <chart:categories table:cell-range-address="BestWorstPlots.B2:BestWorstPlots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E2:BestWorstPlots.E9" chart:label-cell-address="BestWorstPlots.E1:BestWorstPlots.E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-Fscore</text:p>
                <draw:g>
                  <svg:desc>BestWorstPlots.E1:BestWorstPlo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2:BestWorstPlots.B9</svg:desc>
                </draw:g>
              </table:table-cell>
              <table:table-cell office:value-type="float" office:value="0.7435">
                <text:p>0.7435</text:p>
                <draw:g>
                  <svg:desc>BestWorstPlots.E2:BestWorstPlots.E9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72834">
                <text:p>0.72834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724843333333333">
                <text:p>0.724843333333333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71174">
                <text:p>0.71174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719266666666667">
                <text:p>0.719266666666667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716323333333333">
                <text:p>0.716323333333333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73646">
                <text:p>0.73646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747803333333334">
                <text:p>0.7478033333333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80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Ave-Auc</text:p>
        </chart:title>
        <chart:legend chart:legend-position="end" svg:x="13.949cm" svg:y="4.201cm" style:legend-expansion="high" chart:style-name="ch3"/>
        <chart:plot-area chart:style-name="ch4" table:cell-range-address="BestWorstPlots.B2:BestWorstPlots.B9 BestWorstPlots.F1:BestWorstPlots.F9" chart:data-source-has-labels="both" svg:x="0.32cm" svg:y="1.301cm" svg:width="13.309cm" svg:height="7.519cm">
          <chartooo:coordinate-region svg:x="1.418cm" svg:y="1.5cm" svg:width="12.211cm" svg:height="6.275cm"/>
          <chart:axis chart:dimension="x" chart:name="primary-x" chart:style-name="ch5" chartooo:axis-type="auto">
            <chartooo:date-scale/>
            <chart:categories table:cell-range-address="BestWorstPlots.B2:BestWorstPlots.B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F2:BestWorstPlots.F9" chart:label-cell-address="BestWorstPlots.F1:BestWorstPlots.F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-Auc</text:p>
                <draw:g>
                  <svg:desc>BestWorstPlots.F1:BestWorstPlo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2:BestWorstPlots.B9</svg:desc>
                </draw:g>
              </table:table-cell>
              <table:table-cell office:value-type="float" office:value="0.82062">
                <text:p>0.82062</text:p>
                <draw:g>
                  <svg:desc>BestWorstPlots.F2:BestWorstPlots.F9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809726666666667">
                <text:p>0.809726666666667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82854">
                <text:p>0.82854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813263333333334">
                <text:p>0.813263333333334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831806666666667">
                <text:p>0.831806666666667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824993333333333">
                <text:p>0.824993333333333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813006666666667">
                <text:p>0.813006666666667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8386">
                <text:p>0.8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Maj-Fscore</text:p>
        </chart:title>
        <chart:legend chart:legend-position="end" svg:x="13.525cm" svg:y="4.201cm" style:legend-expansion="high" chart:style-name="ch3"/>
        <chart:plot-area chart:style-name="ch4" table:cell-range-address="BestWorstPlots.B26:BestWorstPlots.C33 BestWorstPlots.C25:BestWorstPlots.C25" chart:data-source-has-labels="both" svg:x="0.32cm" svg:y="1.301cm" svg:width="12.885cm" svg:height="7.519cm">
          <chartooo:coordinate-region svg:x="1.418cm" svg:y="1.5cm" svg:width="11.766cm" svg:height="6.275cm"/>
          <chart:axis chart:dimension="x" chart:name="primary-x" chart:style-name="ch5" chartooo:axis-type="auto">
            <chartooo:date-scale/>
            <chart:categories table:cell-range-address="BestWorstPlots.B26:BestWorstPlots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C26:BestWorstPlots.C33" chart:label-cell-address="BestWorstPlots.C25:BestWorstPlots.C2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j-Fscore</text:p>
                <draw:g>
                  <svg:desc>BestWorstPlots.C25:BestWorstPlots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26:BestWorstPlots.B33</svg:desc>
                </draw:g>
              </table:table-cell>
              <table:table-cell office:value-type="float" office:value="0.93065">
                <text:p>0.93065</text:p>
                <draw:g>
                  <svg:desc>BestWorstPlots.C26:BestWorstPlots.C33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920186666666667">
                <text:p>0.920186666666667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91806">
                <text:p>0.91806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912593333333334">
                <text:p>0.912593333333334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920643333333333">
                <text:p>0.920643333333333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916733333333333">
                <text:p>0.916733333333333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920676666666666">
                <text:p>0.920676666666666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922176666666667">
                <text:p>0.92217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Min-Fscore</text:p>
        </chart:title>
        <chart:legend chart:legend-position="end" svg:x="13.525cm" svg:y="4.201cm" style:legend-expansion="high" chart:style-name="ch3"/>
        <chart:plot-area chart:style-name="ch4" table:cell-range-address="BestWorstPlots.B26:BestWorstPlots.B33 BestWorstPlots.D25:BestWorstPlots.D33" chart:data-source-has-labels="both" svg:x="0.32cm" svg:y="1.301cm" svg:width="12.885cm" svg:height="7.519cm">
          <chartooo:coordinate-region svg:x="1.232cm" svg:y="1.5cm" svg:width="11.964cm" svg:height="6.275cm"/>
          <chart:axis chart:dimension="x" chart:name="primary-x" chart:style-name="ch5" chartooo:axis-type="auto">
            <chartooo:date-scale/>
            <chart:categories table:cell-range-address="BestWorstPlots.B26:BestWorstPlots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D26:BestWorstPlots.D33" chart:label-cell-address="BestWorstPlots.D25:BestWorstPlots.D2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-Fscore</text:p>
                <draw:g>
                  <svg:desc>BestWorstPlots.D25:BestWorstPlots.D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26:BestWorstPlots.B33</svg:desc>
                </draw:g>
              </table:table-cell>
              <table:table-cell office:value-type="float" office:value="0.59279">
                <text:p>0.59279</text:p>
                <draw:g>
                  <svg:desc>BestWorstPlots.D26:BestWorstPlots.D33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64746">
                <text:p>0.64746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659303333333333">
                <text:p>0.659303333333333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641056666666667">
                <text:p>0.641056666666667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65088">
                <text:p>0.65088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663666666666667">
                <text:p>0.663666666666667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639623333333333">
                <text:p>0.639623333333333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673256666666667">
                <text:p>0.67325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75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Ave-Fscore</text:p>
        </chart:title>
        <chart:legend chart:legend-position="end" svg:x="13.499cm" svg:y="4.201cm" style:legend-expansion="high" chart:style-name="ch3"/>
        <chart:plot-area chart:style-name="ch4" table:cell-range-address="BestWorstPlots.B26:BestWorstPlots.B33 BestWorstPlots.E25:BestWorstPlots.E33" chart:data-source-has-labels="both" svg:x="0.32cm" svg:y="1.301cm" svg:width="12.859cm" svg:height="7.519cm">
          <chartooo:coordinate-region svg:x="1.418cm" svg:y="1.5cm" svg:width="11.739cm" svg:height="6.275cm"/>
          <chart:axis chart:dimension="x" chart:name="primary-x" chart:style-name="ch5" chartooo:axis-type="auto">
            <chartooo:date-scale/>
            <chart:categories table:cell-range-address="BestWorstPlots.B26:BestWorstPlots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E26:BestWorstPlots.E33" chart:label-cell-address="BestWorstPlots.E25:BestWorstPlots.E2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-Fscore</text:p>
                <draw:g>
                  <svg:desc>BestWorstPlots.E25:BestWorstPlots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26:BestWorstPlots.B33</svg:desc>
                </draw:g>
              </table:table-cell>
              <table:table-cell office:value-type="float" office:value="0.76172">
                <text:p>0.76172</text:p>
                <draw:g>
                  <svg:desc>BestWorstPlots.E26:BestWorstPlots.E33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783816666666667">
                <text:p>0.783816666666667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78869">
                <text:p>0.78869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776826666666667">
                <text:p>0.776826666666667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78576">
                <text:p>0.78576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79019">
                <text:p>0.79019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78015">
                <text:p>0.78015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797716666666667">
                <text:p>0.79771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Ave-Auc</text:p>
        </chart:title>
        <chart:legend chart:legend-position="end" svg:x="13.949cm" svg:y="4.201cm" style:legend-expansion="high" chart:style-name="ch3"/>
        <chart:plot-area chart:style-name="ch4" table:cell-range-address="BestWorstPlots.B26:BestWorstPlots.B33 BestWorstPlots.F25:BestWorstPlots.F33" chart:data-source-has-labels="both" svg:x="0.32cm" svg:y="1.301cm" svg:width="13.309cm" svg:height="7.519cm">
          <chartooo:coordinate-region svg:x="1.418cm" svg:y="1.501cm" svg:width="12.211cm" svg:height="6.275cm"/>
          <chart:axis chart:dimension="x" chart:name="primary-x" chart:style-name="ch5" chartooo:axis-type="auto">
            <chartooo:date-scale/>
            <chart:categories table:cell-range-address="BestWorstPlots.B26:BestWorstPlots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F26:BestWorstPlots.F33" chart:label-cell-address="BestWorstPlots.F25:BestWorstPlots.F25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-Auc</text:p>
                <draw:g>
                  <svg:desc>BestWorstPlots.F25:BestWorstPlots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26:BestWorstPlots.B33</svg:desc>
                </draw:g>
              </table:table-cell>
              <table:table-cell office:value-type="float" office:value="0.871483333333333">
                <text:p>0.871483333333333</text:p>
                <draw:g>
                  <svg:desc>BestWorstPlots.F26:BestWorstPlots.F33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877303333333333">
                <text:p>0.877303333333333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867383333333333">
                <text:p>0.867383333333333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877486666666667">
                <text:p>0.877486666666667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876073333333334">
                <text:p>0.876073333333334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873693333333334">
                <text:p>0.873693333333334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882443333333333">
                <text:p>0.88244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Maj-Fscore</text:p>
        </chart:title>
        <chart:legend chart:legend-position="end" svg:x="13.525cm" svg:y="4.201cm" style:legend-expansion="high" chart:style-name="ch3"/>
        <chart:plot-area chart:style-name="ch4" table:cell-range-address="BestWorstPlots.B51:BestWorstPlots.C58 BestWorstPlots.C50:BestWorstPlots.C50" chart:data-source-has-labels="both" svg:x="0.32cm" svg:y="1.301cm" svg:width="12.885cm" svg:height="7.519cm">
          <chartooo:coordinate-region svg:x="1.232cm" svg:y="1.5cm" svg:width="11.964cm" svg:height="6.275cm"/>
          <chart:axis chart:dimension="x" chart:name="primary-x" chart:style-name="ch5" chartooo:axis-type="auto">
            <chartooo:date-scale/>
            <chart:categories table:cell-range-address="BestWorstPlots.B51:BestWorstPlots.B5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estWorstPlots.C51:BestWorstPlots.C58" chart:label-cell-address="BestWorstPlots.C50:BestWorstPlots.C5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j-Fscore</text:p>
                <draw:g>
                  <svg:desc>BestWorstPlots.C50:BestWorstPlots.C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BestWorstPlots.B51:BestWorstPlots.B58</svg:desc>
                </draw:g>
              </table:table-cell>
              <table:table-cell office:value-type="float" office:value="0.90048">
                <text:p>0.90048</text:p>
                <draw:g>
                  <svg:desc>BestWorstPlots.C51:BestWorstPlots.C58</svg:desc>
                </draw:g>
              </table:table-cell>
            </table:table-row>
            <table:table-row>
              <table:table-cell office:value-type="string">
                <text:p>Dup</text:p>
              </table:table-cell>
              <table:table-cell office:value-type="float" office:value="0.75266">
                <text:p>0.75266</text:p>
              </table:table-cell>
            </table:table-row>
            <table:table-row>
              <table:table-cell office:value-type="string">
                <text:p>Smote</text:p>
              </table:table-cell>
              <table:table-cell office:value-type="float" office:value="0.688753333333333">
                <text:p>0.688753333333333</text:p>
              </table:table-cell>
            </table:table-row>
            <table:table-row>
              <table:table-cell office:value-type="string">
                <text:p>Borderline</text:p>
              </table:table-cell>
              <table:table-cell office:value-type="float" office:value="0.69099">
                <text:p>0.69099</text:p>
              </table:table-cell>
            </table:table-row>
            <table:table-row>
              <table:table-cell office:value-type="string">
                <text:p>Mwmote</text:p>
              </table:table-cell>
              <table:table-cell office:value-type="float" office:value="0.618436666666667">
                <text:p>0.618436666666667</text:p>
              </table:table-cell>
            </table:table-row>
            <table:table-row>
              <table:table-cell office:value-type="string">
                <text:p>Adasyn</text:p>
              </table:table-cell>
              <table:table-cell office:value-type="float" office:value="0.64044">
                <text:p>0.64044</text:p>
              </table:table-cell>
            </table:table-row>
            <table:table-row>
              <table:table-cell office:value-type="string">
                <text:p>Ramoboost</text:p>
              </table:table-cell>
              <table:table-cell office:value-type="float" office:value="0.824093333333333">
                <text:p>0.824093333333333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840383333333333">
                <text:p>0.84038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